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5pt" fo:font-weight="bold" officeooo:rsid="00194c29" officeooo:paragraph-rsid="00194c29" style:font-size-asian="13.1000003814697pt" style:font-weight-asian="bold" style:font-size-complex="15pt" style:font-weight-complex="bold"/>
    </style:style>
    <style:style style:name="P2" style:family="paragraph" style:parent-style-name="Text_20_body">
      <style:text-properties fo:font-size="12pt" fo:font-weight="bold" officeooo:rsid="00194c29" officeooo:paragraph-rsid="00194c29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rsid="0019881a" officeooo:paragraph-rsid="0019881a" style:font-size-asian="10.5pt" style:font-weight-asian="bold" style:font-size-complex="12pt" style:font-weight-complex="bold"/>
    </style:style>
    <style:style style:name="P4" style:family="paragraph" style:parent-style-name="Text_20_body">
      <style:text-properties style:text-line-through-style="none" style:text-line-through-type="none" fo:font-size="12pt" fo:font-weight="bold" officeooo:rsid="00194c29" officeooo:paragraph-rsid="00194c29" style:font-size-asian="10.5pt" style:font-weight-asian="bold" style:font-size-complex="12pt" style:font-weight-complex="bold"/>
    </style:style>
    <style:style style:name="P5" style:family="paragraph" style:parent-style-name="Title">
      <style:text-properties officeooo:rsid="00194c29" officeooo:paragraph-rsid="00194c29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size="28pt" fo:font-weight="bold" officeooo:rsid="00194c29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officeooo:rsid="00198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stian Lage Fern<text:span text:style-name="T1">ández</text:span></text:p>
      <text:h text:style-name="Heading_20_2" text:outline-level="2"><text:bookmark text:name="yui_3_17_2_1_1713190541828_41"/>Determinación do conxunto básico de camiños independentes</text:h>
      <text:p text:style-name="Text_20_body"><text:span text:style-name="T2"/></text:p>
      <text:p text:style-name="P1">Método CalcularDivisión:</text:p>
      <text:p text:style-name="P2">1-2-3-5</text:p>
      <text:p text:style-name="P2">1-2-4-5</text:p>
      <text:p text:style-name="P2"/>
      <text:p text:style-name="P1">Método factorial:</text:p>
      <text:p text:style-name="P2">1-2-3-<text:span text:style-name="T3">8-1</text:span></text:p>
      <text:p text:style-name="P2">1-2-4-<text:span text:style-name="T3">5-6-5</text:span></text:p>
      <text:p text:style-name="P3">1-2-4-5-7-8-1</text:p>
      <text:p text:style-name="P2"/>
      <text:p text:style-name="P1">Método busca:</text:p>
      <text:p text:style-name="P2">1-2-<text:span text:style-name="T3">11-1</text:span></text:p>
      <text:p text:style-name="P2">1-<text:span text:style-name="T3">2-3-11-1</text:span></text:p>
      <text:p text:style-name="P3">1-2-3-4-5-6-10-2</text:p>
      <text:p text:style-name="P3">1-2-3-4-5-7-8-10-2</text:p>
      <text:p text:style-name="P3">1-2-3-4-5-7-9-10-2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6:20:00.029146291</meta:creation-date>
    <dc:date>2024-04-15T16:35:23.179258862</dc:date>
    <meta:editing-duration>PT5M13S</meta:editing-duration>
    <meta:editing-cycles>1</meta:editing-cycles>
    <meta:document-statistic meta:table-count="0" meta:image-count="0" meta:object-count="0" meta:page-count="1" meta:paragraph-count="15" meta:word-count="26" meta:character-count="251" meta:non-whitespace-character-count="240"/>
    <meta:generator>LibreOffice/7.3.7.2$Linux_X86_64 LibreOffice_project/30$Build-2</meta:generator>
  </office:meta>
</office:document-meta>
</file>